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06f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06f7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paragraph-rsid="000406f7" style:language-asian="zxx" style:country-asian="none" style:font-style-asian="normal" style:font-weight-asian="normal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1870c2" officeooo:paragraph-rsid="000406f7" style:language-asian="zxx" style:country-asian="none" style:font-style-asian="normal" style:font-weight-asian="normal" style:language-complex="zxx" style:country-complex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06f7" officeooo:paragraph-rsid="000406f7" style:language-asian="zxx" style:country-asian="none" style:font-style-asian="normal" style:font-weight-asian="normal" style:language-complex="zxx" style:country-complex="none"/>
    </style:style>
    <style:style style:name="T1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2" style:family="text">
      <style:text-properties fo:font-variant="normal" fo:text-transform="none" fo:color="#000000" loext:opacity="100%" fo:letter-spacing="normal" fo:language="zxx" fo:country="none" fo:font-style="normal" fo:font-weight="normal" officeooo:rsid="001870c2" style:language-asian="zxx" style:country-asian="none" style:font-style-asian="normal" style:font-weight-asian="normal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officeooo:rsid="000406f7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5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6" style:family="text">
      <style:text-properties officeooo:rsid="001870c2"/>
    </style:style>
    <style:style style:name="T7" style:family="text">
      <style:text-properties officeooo:rsid="0004f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The People’s Assembly, convening on the </text:span><text:span text:style-name="T5">31st</text:span><text:span text:style-name="T4"> of March 2021 under the </text:span><text:span text:style-name="T5">47th</text:span><text:span text:style-name="T4"> PA Meeting.</text:span></text:p>
      <text:p text:style-name="P3"/>
      <text:p text:style-name="P3">The Assembly, recognising the current situation,</text:p>
      <text:p text:style-name="P3"/>
      <text:p text:style-name="P4">Constitutes the need to <text:span text:style-name="T7">hold a vote on the procedure to update to 1.17, and give the following options:</text:span></text:p>
      <text:p text:style-name="P4">A: Attempt to preserve the current world<text:line-break/>B: Yeet the world and <text:span text:style-name="T7">try to publish</text:span> a downloadable backup</text:p>
      <text:p text:style-name="P3"/>
      <text:p text:style-name="P3">And proceeds.</text:p>
      <text:p text:style-name="P3"/>
      <text:p text:style-name="P3">Signed by,</text:p>
      <text:p text:style-name="P5"><text:span text:style-name="T6">W</text:span>illiamAC8</text:p>
      <text:p text:style-name="P3"/>
      <text:p text:style-name="P3"/>
      <text:p text:style-name="P3"/>
      <text:p text:style-name="P1"><text:span text:style-name="T1">[Motion 4</text:span><text:span text:style-name="T2">7</text:span><text:span text:style-name="T1">-</text:span><text:span text:style-name="T3">2</text:span><text:span text:style-name="T1">: To hold a vote on the procedure for the 1.17 update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3-31T08:58:36.784000000</dc:date>
    <meta:editing-duration>PT2M32S</meta:editing-duration>
    <meta:editing-cycles>4</meta:editing-cycles>
    <meta:document-statistic meta:table-count="0" meta:image-count="0" meta:object-count="0" meta:page-count="1" meta:paragraph-count="8" meta:word-count="76" meta:character-count="434" meta:non-whitespace-character-count="366"/>
  </office:meta>
</office:document-meta>
</file>